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70.5">
            <text:p>70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11" office:value-type="date" office:date-value="2014-08-18">
            <text:p>18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2.5">
            <text:p>12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4.5">
            <text:p>44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7.5">
            <text:p>27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43.5">
            <text:p>143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19.08.2014</text:date>, <text:time>00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8M48S</meta:editing-duration>
    <meta:editing-cycles>98</meta:editing-cycles>
    <meta:generator>OpenOffice/4.1.0$Win32 OpenOffice.org_project/410m18$Build-9764</meta:generator>
    <dc:date>2014-08-19T00:30:11.12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